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acktracking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181" calcext:value-type="float">
            <text:p>1.81E-05</text:p>
          </table:table-cell>
          <table:table-cell table:style-name="ce1" office:value-type="float" office:value="0.0000228" calcext:value-type="float">
            <text:p>2.28E-05</text:p>
          </table:table-cell>
          <table:table-cell table:formula="of:=[.C2]/[.B2]" office:value-type="float" office:value="1.25966850828729" calcext:value-type="float">
            <text:p>1.25966850828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668" calcext:value-type="float">
            <text:p>6.68E-05</text:p>
          </table:table-cell>
          <table:table-cell table:style-name="ce1" office:value-type="float" office:value="0.0000149" calcext:value-type="float">
            <text:p>1.49E-05</text:p>
          </table:table-cell>
          <table:table-cell table:formula="of:=[.C3]/[.B3]" office:value-type="float" office:value="0.223053892215569" calcext:value-type="float">
            <text:p>0.223053892215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702" calcext:value-type="float">
            <text:p>7.02E-05</text:p>
          </table:table-cell>
          <table:table-cell table:style-name="ce1" office:value-type="float" office:value="0.0000638" calcext:value-type="float">
            <text:p>6.38E-05</text:p>
          </table:table-cell>
          <table:table-cell table:formula="of:=[.C4]/[.B4]" office:value-type="float" office:value="0.908831908831909" calcext:value-type="float">
            <text:p>0.908831908831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676" calcext:value-type="float">
            <text:p>0.0003676</text:p>
          </table:table-cell>
          <table:table-cell office:value-type="float" office:value="0.0003573" calcext:value-type="float">
            <text:p>0.0003573</text:p>
          </table:table-cell>
          <table:table-cell table:formula="of:=[.C5]/[.B5]" office:value-type="float" office:value="0.971980413492927" calcext:value-type="float">
            <text:p>0.971980413492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7335" calcext:value-type="float">
            <text:p>0.0017335</text:p>
          </table:table-cell>
          <table:table-cell office:value-type="float" office:value="0.0020342" calcext:value-type="float">
            <text:p>0.0020342</text:p>
          </table:table-cell>
          <table:table-cell table:formula="of:=[.C6]/[.B6]" office:value-type="float" office:value="1.17346408999135" calcext:value-type="float">
            <text:p>1.17346408999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0328" calcext:value-type="float">
            <text:p>0.0070328</text:p>
          </table:table-cell>
          <table:table-cell office:value-type="float" office:value="0.014561" calcext:value-type="float">
            <text:p>0.014561</text:p>
          </table:table-cell>
          <table:table-cell table:formula="of:=[.C7]/[.B7]" office:value-type="float" office:value="2.07044136048231" calcext:value-type="float">
            <text:p>2.07044136048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8686" calcext:value-type="float">
            <text:p>0.028686</text:p>
          </table:table-cell>
          <table:table-cell office:value-type="float" office:value="0.128955" calcext:value-type="float">
            <text:p>0.128955</text:p>
          </table:table-cell>
          <table:table-cell table:formula="of:=[.C8]/[.B8]" office:value-type="float" office:value="4.49539845220665" calcext:value-type="float">
            <text:p>4.49539845220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0039" calcext:value-type="float">
            <text:p>0.170039</text:p>
          </table:table-cell>
          <table:table-cell office:value-type="float" office:value="1.27693" calcext:value-type="float">
            <text:p>1.27693</text:p>
          </table:table-cell>
          <table:table-cell table:formula="of:=[.C9]/[.B9]" office:value-type="float" office:value="7.50963014367292" calcext:value-type="float">
            <text:p>7.509630143672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0164" calcext:value-type="float">
            <text:p>0.950164</text:p>
          </table:table-cell>
          <table:table-cell office:value-type="float" office:value="13.8355" calcext:value-type="float">
            <text:p>13.8355</text:p>
          </table:table-cell>
          <table:table-cell table:formula="of:=[.C10]/[.B10]" office:value-type="float" office:value="14.5611704926728" calcext:value-type="float">
            <text:p>14.5611704926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9369" calcext:value-type="float">
            <text:p>2.99369</text:p>
          </table:table-cell>
          <table:table-cell office:value-type="float" office:value="165.75" calcext:value-type="float">
            <text:p>165.75</text:p>
          </table:table-cell>
          <table:table-cell table:formula="of:=[.C11]/[.B11]" office:value-type="float" office:value="55.3664541084748" calcext:value-type="float">
            <text:p>55.3664541084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1:15:31.507404436</meta:creation-date>
    <dc:date>2018-05-06T21:18:53.616420439</dc:date>
    <meta:editing-duration>PT3M23S</meta:editing-duration>
    <meta:editing-cycles>1</meta:editing-cycles>
    <meta:document-statistic meta:table-count="1" meta:cell-count="44" meta:object-count="0"/>
    <meta:generator>LibreOffice/5.4.6.2$Linux_X86_64 LibreOffice_project/40m0$Build-2</meta:generator>
  </office:meta>
</office:document-meta>
</file>